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 style:data-style-name="N116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m(g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*2</text:p>
          </table:table-cell>
          <table:table-cell table:style-name="ce2" office:value-type="string" calcext:value-type="string">
            <text:p>10*2</text:p>
          </table:table-cell>
          <table:table-cell table:style-name="ce2" office:value-type="string" calcext:value-type="string">
            <text:p>15*2</text:p>
          </table:table-cell>
          <table:table-cell table:style-name="ce2" office:value-type="string" calcext:value-type="string">
            <text:p>20*2</text:p>
          </table:table-cell>
          <table:table-cell table:style-name="ce2" office:value-type="string" calcext:value-type="string">
            <text:p>25*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f_0(Hz)</text:p>
          </table:table-cell>
          <table:table-cell office:value-type="float" office:value="261.417" calcext:value-type="float">
            <text:p>261.417</text:p>
          </table:table-cell>
          <table:table-cell office:value-type="float" office:value="227.469" calcext:value-type="float">
            <text:p>227.469</text:p>
          </table:table-cell>
          <table:table-cell table:style-name="ce3" office:value-type="float" office:value="203.045" calcext:value-type="float">
            <text:p>203.045</text:p>
          </table:table-cell>
          <table:table-cell office:value-type="float" office:value="185.083" calcext:value-type="float">
            <text:p>185.083</text:p>
          </table:table-cell>
          <table:table-cell office:value-type="float" office:value="170.032" calcext:value-type="float">
            <text:p>170.032</text:p>
          </table:table-cell>
          <table:table-cell table:style-name="ce3" office:value-type="float" office:value="159.016" calcext:value-type="float">
            <text:p>159.016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Umax(V)</text:p>
          </table:table-cell>
          <table:table-cell office:value-type="float" office:value="1.496" calcext:value-type="float">
            <text:p>1.496</text:p>
          </table:table-cell>
          <table:table-cell office:value-type="float" office:value="1.493" calcext:value-type="float">
            <text:p>1.493</text:p>
          </table:table-cell>
          <table:table-cell table:style-name="ce3" office:value-type="float" office:value="1.346" calcext:value-type="float">
            <text:p>1.346</text:p>
          </table:table-cell>
          <table:table-cell office:value-type="float" office:value="1.32" calcext:value-type="float">
            <text:p>1.320</text:p>
          </table:table-cell>
          <table:table-cell office:value-type="float" office:value="1.224" calcext:value-type="float">
            <text:p>1.224</text:p>
          </table:table-cell>
          <table:table-cell table:style-name="ce3" office:value-type="float" office:value="0.962" calcext:value-type="float">
            <text:p>0.96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T^2(ms^2)</text:p>
          </table:table-cell>
          <table:table-cell office:value-type="float" office:value="14.633" calcext:value-type="float">
            <text:p>14.633</text:p>
          </table:table-cell>
          <table:table-cell office:value-type="float" office:value="19.327" calcext:value-type="float">
            <text:p>19.327</text:p>
          </table:table-cell>
          <table:table-cell table:style-name="ce3" office:value-type="float" office:value="24.256" calcext:value-type="float">
            <text:p>24.256</text:p>
          </table:table-cell>
          <table:table-cell office:value-type="float" office:value="29.192" calcext:value-type="float">
            <text:p>29.192</text:p>
          </table:table-cell>
          <table:table-cell office:value-type="float" office:value="34.589" calcext:value-type="float">
            <text:p>34.589</text:p>
          </table:table-cell>
          <table:table-cell table:style-name="ce3" office:value-type="float" office:value="39.547" calcext:value-type="float">
            <text:p>39.54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无阻尼</text:p>
          </table:table-cell>
          <table:covered-table-cell table:style-name="ce2"/>
          <table:table-cell/>
          <table:table-cell table:style-name="ce4" office:value-type="string" calcext:value-type="string" table:number-columns-spanned="2" table:number-rows-spanned="1">
            <text:p>有阻尼</text:p>
          </table:table-cell>
          <table:covered-table-cell table:style-name="ce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f(Hz)</text:p>
          </table:table-cell>
          <table:table-cell table:style-name="ce2" office:value-type="string" calcext:value-type="string">
            <text:p>U(V)</text:p>
          </table:table-cell>
          <table:table-cell/>
          <table:table-cell table:style-name="ce2" office:value-type="string" calcext:value-type="string">
            <text:p>f(Hz)</text:p>
          </table:table-cell>
          <table:table-cell table:style-name="ce2" office:value-type="string" calcext:value-type="string">
            <text:p>U(V)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60.048" calcext:value-type="float">
            <text:p>260.048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259.774" calcext:value-type="float">
            <text:p>259.774</text:p>
          </table:table-cell>
          <table:table-cell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.348" calcext:value-type="float">
            <text:p>260.348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260.074" calcext:value-type="float">
            <text:p>260.074</text:p>
          </table:table-cell>
          <table:table-cell office:value-type="float" office:value="0.065" calcext:value-type="float">
            <text:p>0.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.648" calcext:value-type="float">
            <text:p>260.648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260.374" calcext:value-type="float">
            <text:p>260.374</text:p>
          </table:table-cell>
          <table:table-cell office:value-type="float" office:value="0.078" calcext:value-type="float">
            <text:p>0.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.948" calcext:value-type="float">
            <text:p>260.948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260.674" calcext:value-type="float">
            <text:p>260.674</text:p>
          </table:table-cell>
          <table:table-cell office:value-type="float" office:value="0.097" calcext:value-type="float">
            <text:p>0.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248" calcext:value-type="float">
            <text:p>261.248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260.974" calcext:value-type="float">
            <text:p>260.974</text:p>
          </table:table-cell>
          <table:table-cell office:value-type="float" office:value="0.13" calcext:value-type="float">
            <text:p>0.1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448" calcext:value-type="float">
            <text:p>261.448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261.274" calcext:value-type="float">
            <text:p>261.274</text:p>
          </table:table-cell>
          <table:table-cell office:value-type="float" office:value="0.201" calcext:value-type="float">
            <text:p>0.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648" calcext:value-type="float">
            <text:p>261.648</text:p>
          </table:table-cell>
          <table:table-cell office:value-type="float" office:value="0.26" calcext:value-type="float">
            <text:p>0.260</text:p>
          </table:table-cell>
          <table:table-cell/>
          <table:table-cell office:value-type="float" office:value="261.474" calcext:value-type="float">
            <text:p>261.474</text:p>
          </table:table-cell>
          <table:table-cell office:value-type="float" office:value="0.323" calcext:value-type="float">
            <text:p>0.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748" calcext:value-type="float">
            <text:p>261.748</text:p>
          </table:table-cell>
          <table:table-cell office:value-type="float" office:value="0.341" calcext:value-type="float">
            <text:p>0.341</text:p>
          </table:table-cell>
          <table:table-cell/>
          <table:table-cell office:value-type="float" office:value="261.574" calcext:value-type="float">
            <text:p>261.574</text:p>
          </table:table-cell>
          <table:table-cell office:value-type="float" office:value="0.464" calcext:value-type="float">
            <text:p>0.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798" calcext:value-type="float">
            <text:p>261.798</text:p>
          </table:table-cell>
          <table:table-cell office:value-type="float" office:value="0.403" calcext:value-type="float">
            <text:p>0.403</text:p>
          </table:table-cell>
          <table:table-cell/>
          <table:table-cell office:value-type="float" office:value="261.625" calcext:value-type="float">
            <text:p>261.625</text:p>
          </table:table-cell>
          <table:table-cell office:value-type="float" office:value="0.589" calcext:value-type="float">
            <text:p>0.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848" calcext:value-type="float">
            <text:p>261.848</text:p>
          </table:table-cell>
          <table:table-cell office:value-type="float" office:value="0.491" calcext:value-type="float">
            <text:p>0.491</text:p>
          </table:table-cell>
          <table:table-cell/>
          <table:table-cell office:value-type="float" office:value="261.675" calcext:value-type="float">
            <text:p>261.675</text:p>
          </table:table-cell>
          <table:table-cell office:value-type="float" office:value="0.793" calcext:value-type="float">
            <text:p>0.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898" calcext:value-type="float">
            <text:p>261.898</text:p>
          </table:table-cell>
          <table:table-cell office:value-type="float" office:value="0.629" calcext:value-type="float">
            <text:p>0.629</text:p>
          </table:table-cell>
          <table:table-cell/>
          <table:table-cell office:value-type="float" office:value="261.705" calcext:value-type="float">
            <text:p>261.705</text:p>
          </table:table-cell>
          <table:table-cell office:value-type="float" office:value="0.961" calcext:value-type="float">
            <text:p>0.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928" calcext:value-type="float">
            <text:p>261.928</text:p>
          </table:table-cell>
          <table:table-cell office:value-type="float" office:value="0.744" calcext:value-type="float">
            <text:p>0.744</text:p>
          </table:table-cell>
          <table:table-cell/>
          <table:table-cell table:style-name="ce10" office:value-type="float" office:value="261.715" calcext:value-type="float">
            <text:p>261.715</text:p>
          </table:table-cell>
          <table:table-cell table:style-name="ce10" office:value-type="float" office:value="1.034" calcext:value-type="float">
            <text:p>1.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948" calcext:value-type="float">
            <text:p>261.948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261.725" calcext:value-type="float">
            <text:p>261.725</text:p>
          </table:table-cell>
          <table:table-cell office:value-type="float" office:value="1.112" calcext:value-type="float">
            <text:p>1.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958" calcext:value-type="float">
            <text:p>261.958</text:p>
          </table:table-cell>
          <table:table-cell office:value-type="float" office:value="0.92" calcext:value-type="float">
            <text:p>0.920</text:p>
          </table:table-cell>
          <table:table-cell/>
          <table:table-cell office:value-type="float" office:value="261.735" calcext:value-type="float">
            <text:p>261.735</text:p>
          </table:table-cell>
          <table:table-cell office:value-type="float" office:value="1.167" calcext:value-type="float">
            <text:p>1.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968" calcext:value-type="float">
            <text:p>261.968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61.744" calcext:value-type="float">
            <text:p>261.744</text:p>
          </table:table-cell>
          <table:table-cell office:value-type="float" office:value="1.218" calcext:value-type="float">
            <text:p>1.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978" calcext:value-type="float">
            <text:p>261.978</text:p>
          </table:table-cell>
          <table:table-cell office:value-type="float" office:value="1.06" calcext:value-type="float">
            <text:p>1.060</text:p>
          </table:table-cell>
          <table:table-cell/>
          <table:table-cell office:value-type="float" office:value="261.754" calcext:value-type="float">
            <text:p>261.754</text:p>
          </table:table-cell>
          <table:table-cell office:value-type="float" office:value="1.267" calcext:value-type="float">
            <text:p>1.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.988" calcext:value-type="float">
            <text:p>261.988</text:p>
          </table:table-cell>
          <table:table-cell office:value-type="float" office:value="1.154" calcext:value-type="float">
            <text:p>1.154</text:p>
          </table:table-cell>
          <table:table-cell/>
          <table:table-cell office:value-type="float" office:value="261.764" calcext:value-type="float">
            <text:p>261.764</text:p>
          </table:table-cell>
          <table:table-cell office:value-type="float" office:value="1.298" calcext:value-type="float">
            <text:p>1.29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261.998" calcext:value-type="float">
            <text:p>261.998</text:p>
          </table:table-cell>
          <table:table-cell table:style-name="ce10" office:value-type="float" office:value="1.226" calcext:value-type="float">
            <text:p>1.226</text:p>
          </table:table-cell>
          <table:table-cell/>
          <table:table-cell table:style-name="ce5" office:value-type="float" office:value="261.774" calcext:value-type="float">
            <text:p>261.774</text:p>
          </table:table-cell>
          <table:table-cell table:style-name="ce5" office:value-type="float" office:value="1.305" calcext:value-type="float">
            <text:p>1.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08" calcext:value-type="float">
            <text:p>262.008</text:p>
          </table:table-cell>
          <table:table-cell office:value-type="float" office:value="1.321" calcext:value-type="float">
            <text:p>1.321</text:p>
          </table:table-cell>
          <table:table-cell/>
          <table:table-cell office:value-type="float" office:value="261.784" calcext:value-type="float">
            <text:p>261.784</text:p>
          </table:table-cell>
          <table:table-cell office:value-type="float" office:value="1.29" calcext:value-type="float">
            <text:p>1.2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18" calcext:value-type="float">
            <text:p>262.018</text:p>
          </table:table-cell>
          <table:table-cell office:value-type="float" office:value="1.404" calcext:value-type="float">
            <text:p>1.404</text:p>
          </table:table-cell>
          <table:table-cell/>
          <table:table-cell office:value-type="float" office:value="261.794" calcext:value-type="float">
            <text:p>261.794</text:p>
          </table:table-cell>
          <table:table-cell office:value-type="float" office:value="1.268" calcext:value-type="float">
            <text:p>1.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28" calcext:value-type="float">
            <text:p>262.028</text:p>
          </table:table-cell>
          <table:table-cell office:value-type="float" office:value="1.452" calcext:value-type="float">
            <text:p>1.452</text:p>
          </table:table-cell>
          <table:table-cell/>
          <table:table-cell office:value-type="float" office:value="261.804" calcext:value-type="float">
            <text:p>261.804</text:p>
          </table:table-cell>
          <table:table-cell office:value-type="float" office:value="1.22" calcext:value-type="float">
            <text:p>1.2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38" calcext:value-type="float">
            <text:p>262.038</text:p>
          </table:table-cell>
          <table:table-cell office:value-type="float" office:value="1.492" calcext:value-type="float">
            <text:p>1.492</text:p>
          </table:table-cell>
          <table:table-cell/>
          <table:table-cell office:value-type="float" office:value="261.814" calcext:value-type="float">
            <text:p>261.814</text:p>
          </table:table-cell>
          <table:table-cell office:value-type="float" office:value="1.179" calcext:value-type="float">
            <text:p>1.179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262.048" calcext:value-type="float">
            <text:p>262.048</text:p>
          </table:table-cell>
          <table:table-cell table:style-name="ce5" office:value-type="float" office:value="1.5" calcext:value-type="float">
            <text:p>1.500</text:p>
          </table:table-cell>
          <table:table-cell/>
          <table:table-cell office:value-type="float" office:value="262.114" calcext:value-type="float">
            <text:p>262.114</text:p>
          </table:table-cell>
          <table:table-cell office:value-type="float" office:value="0.293" calcext:value-type="float">
            <text:p>0.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58" calcext:value-type="float">
            <text:p>262.058</text:p>
          </table:table-cell>
          <table:table-cell office:value-type="float" office:value="1.482" calcext:value-type="float">
            <text:p>1.482</text:p>
          </table:table-cell>
          <table:table-cell/>
          <table:table-cell office:value-type="float" office:value="262.314" calcext:value-type="float">
            <text:p>262.314</text:p>
          </table:table-cell>
          <table:table-cell office:value-type="float" office:value="0.182" calcext:value-type="float">
            <text:p>0.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68" calcext:value-type="float">
            <text:p>262.068</text:p>
          </table:table-cell>
          <table:table-cell office:value-type="float" office:value="1.434" calcext:value-type="float">
            <text:p>1.434</text:p>
          </table:table-cell>
          <table:table-cell/>
          <table:table-cell office:value-type="float" office:value="262.514" calcext:value-type="float">
            <text:p>262.514</text:p>
          </table:table-cell>
          <table:table-cell office:value-type="float" office:value="0.129" calcext:value-type="float">
            <text:p>0.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78" calcext:value-type="float">
            <text:p>262.078</text:p>
          </table:table-cell>
          <table:table-cell office:value-type="float" office:value="1.382" calcext:value-type="float">
            <text:p>1.382</text:p>
          </table:table-cell>
          <table:table-cell/>
          <table:table-cell office:value-type="float" office:value="262.814" calcext:value-type="float">
            <text:p>262.814</text:p>
          </table:table-cell>
          <table:table-cell office:value-type="float" office:value="0.089" calcext:value-type="float">
            <text:p>0.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88" calcext:value-type="float">
            <text:p>262.088</text:p>
          </table:table-cell>
          <table:table-cell office:value-type="float" office:value="1.306" calcext:value-type="float">
            <text:p>1.306</text:p>
          </table:table-cell>
          <table:table-cell/>
          <table:table-cell office:value-type="float" office:value="263.214" calcext:value-type="float">
            <text:p>263.214</text:p>
          </table:table-cell>
          <table:table-cell office:value-type="float" office:value="0.061" calcext:value-type="float">
            <text:p>0.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098" calcext:value-type="float">
            <text:p>262.098</text:p>
          </table:table-cell>
          <table:table-cell office:value-type="float" office:value="1.244" calcext:value-type="float">
            <text:p>1.244</text:p>
          </table:table-cell>
          <table:table-cell/>
          <table:table-cell office:value-type="float" office:value="263.414" calcext:value-type="float">
            <text:p>263.414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118" calcext:value-type="float">
            <text:p>262.118</text:p>
          </table:table-cell>
          <table:table-cell office:value-type="float" office:value="1.103" calcext:value-type="float">
            <text:p>1.103</text:p>
          </table:table-cell>
          <table:table-cell/>
          <table:table-cell table:style-name="ce2" office:value-type="float" office:value="263.714" calcext:value-type="float">
            <text:p>263.714</text:p>
          </table:table-cell>
          <table:table-cell table:style-name="ce2"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128" calcext:value-type="float">
            <text:p>262.128</text:p>
          </table:table-cell>
          <table:table-cell office:value-type="float" office:value="1.027" calcext:value-type="float">
            <text:p>1.027</text:p>
          </table:table-cell>
          <table:table-cell/>
          <table:table-cell table:style-name="ce2" office:value-type="float" office:value="263.774" calcext:value-type="float">
            <text:p>263.774</text:p>
          </table:table-cell>
          <table:table-cell table:style-name="ce2"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.228" calcext:value-type="float">
            <text:p>262.228</text:p>
          </table:table-cell>
          <table:table-cell office:value-type="float" office:value="0.57" calcext:value-type="float">
            <text:p>0.570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float" office:value="262.328" calcext:value-type="float">
            <text:p>262.328</text:p>
          </table:table-cell>
          <table:table-cell office:value-type="float" office:value="0.376" calcext:value-type="float">
            <text:p>0.376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2" office:value-type="float" office:value="262.428" calcext:value-type="float">
            <text:p>262.428</text:p>
          </table:table-cell>
          <table:table-cell table:style-name="ce12" office:value-type="float" office:value="0.277" calcext:value-type="float">
            <text:p>0.277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2" office:value-type="float" office:value="262.738" calcext:value-type="float">
            <text:p>262.738</text:p>
          </table:table-cell>
          <table:table-cell table:style-name="ce12" office:value-type="float" office:value="0.187" calcext:value-type="float">
            <text:p>0.187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2" office:value-type="float" office:value="263.548" calcext:value-type="float">
            <text:p>263.548</text:p>
          </table:table-cell>
          <table:table-cell table:style-name="ce12" office:value-type="float" office:value="0.075" calcext:value-type="float">
            <text:p>0.07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2" office:value-type="float" office:value="263.798" calcext:value-type="float">
            <text:p>263.798</text:p>
          </table:table-cell>
          <table:table-cell table:style-name="ce12" office:value-type="float" office:value="0.059" calcext:value-type="float">
            <text:p>0.059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2" office:value-type="float" office:value="264.048" calcext:value-type="float">
            <text:p>264.048</text:p>
          </table:table-cell>
          <table:table-cell table:style-name="ce12" office:value-type="float" office:value="0.043" calcext:value-type="float">
            <text:p>0.043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5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00/00/00</text:date>, <text:time style:data-style-name="N2" text:time-value="12:45:22.515380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8:29:14.977067498</meta:creation-date>
    <dc:date>2017-12-13T12:47:08.718134121</dc:date>
    <meta:editing-duration>PT1H37M55S</meta:editing-duration>
    <meta:editing-cycles>2</meta:editing-cycles>
    <meta:generator>LibreOffice/5.4.3.2$Linux_X86_64 LibreOffice_project/40m0$Build-2</meta:generator>
    <meta:document-statistic meta:table-count="1" meta:cell-count="168" meta:object-count="0"/>
  </office:meta>
</office:document-meta>
</file>